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3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ru" fo:country="RU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style:text-underline-style="none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background-color="transparent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fo:font-weight="normal" style:font-weight-asian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7" style:family="text">
      <style:text-properties fo:color="#000000" fo:language="en" fo:country="US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fo:background-color="transparent"/>
    </style:style>
    <style:style style:name="T34" style:family="text">
      <style:text-properties fo:font-weight="normal" style:font-weight-asian="normal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>ПРОТОКОЛ <text:span text:style-name="T12">ПОВЕРКИ</text:span></text:p>
      <text:p text:style-name="P5"/>
      <text:p text:style-name="P6">Измерителя-сигнализатора СРК-АТ2327</text:p>
      <text:p text:style-name="P6">Зав. № <text:span text:style-name="T9">$serial</text:span></text:p>
      <text:p text:style-name="P22"><text:span text:style-name="T26">Измери</text:span><text:span text:style-name="T22">принадлежащего </text:span><text:span text:style-name="T25">.</text:span><text:span text:style-name="T24"> <text:s text:c="105"/></text:span><text:span text:style-name="T25">.</text:span></text:p>
      <text:p text:style-name="P25"/>
      <text:p text:style-name="P35">Поверка проводилась на базе УП «АТОМТЕХ», в нормальных климатических условиях при температуре <text:span text:style-name="T20">Т</text:span> = <text:span text:style-name="T23"><text:s/></text:span><text:span text:style-name="T21">$temp </text:span><text:s/>°<text:span text:style-name="T20">С</text:span>, атмосферном давлении <text:span text:style-name="T20">Р</text:span> = <text:span text:style-name="T23"><text:s text:c="5"/></text:span><text:s/>мм.рт.ст, относительной влажности воздуха <text:span text:style-name="T20">р</text:span> = <text:span text:style-name="T23"><text:s/></text:span><text:span text:style-name="T21">$vlag </text:span><text:s/>%, внешнем фоне γ-излучения <text:span text:style-name="T11">H</text:span>*(10) = <text:span text:style-name="T23"><text:s/></text:span><text:span text:style-name="T21">$bground </text:span><text:s/>нЗв/ч, <text:s/>согласно методике, изложенной в <text:span text:style-name="T35">МП.</text:span><text:span text:style-name="T36">854</text:span><text:span text:style-name="T35">-2020</text:span></text:p>
      <text:p text:style-name="P23"><text:span text:style-name="T12">1. С</text:span>редства <text:span text:style-name="T12">поверки</text:span></text:p>
      <text:p text:style-name="P14">а)<text:tab/>Эталонные средства измерений:</text:p>
      <text:p text:style-name="P36">- <text:span text:style-name="T9">$facility_110</text:span>;</text:p>
      <text:p text:style-name="P36">- <text:span text:style-name="T9">$facility_1</text:span><text:span text:style-name="T12">3</text:span><text:span text:style-name="T9">0</text:span>;</text:p>
      <text:p text:style-name="P36">- <text:span text:style-name="T9">$</text:span>facility_src_cs_rus<text:span text:style-name="T27">;</text:span></text:p>
      <text:p text:style-name="P15"><text:span text:style-name="T2">б</text:span><text:span text:style-name="T4">)<text:tab/></text:span><text:span text:style-name="T2">Оборудование</text:span><text:span text:style-name="T4">:</text:span></text:p>
      <text:p text:style-name="P37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8">- документация<text:tab/></text:p>
      <text:p text:style-name="P38">- отсутствие механических повреждений<text:tab/></text:p>
      <text:p text:style-name="P39"><text:span text:style-name="T12">- </text:span><text:span text:style-name="T12">наличие четких маркировочных надписей на БД и контрольном источнике</text:span><text:span text:style-name="T12"><text:tab/></text:span></text:p>
      <text:p text:style-name="P38">- контроль работоспособности<text:tab/></text:p>
      <text:p text:style-name="P15"><text:span text:style-name="T2">б</text:span><text:span text:style-name="T5">)<text:tab/>Определение допускаемой основной относительной погрешности измерения мощнос</text:span><text:span text:style-name="T5">ти </text:span><text:span text:style-name="T6">амбиентного эквивалента </text:span><text:span text:style-name="T3">дозы</text:span><text:span text:style-name="T5"> и</text:span><text:span text:style-name="T5">змерителя с БДКГ–02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3">Блок детектирования <text:span text:style-name="T12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1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1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0">H</text:span><text:span text:style-name="T14">1</text:span></text:p>
          </table:table-cell>
          <table:table-cell table:style-name="t1.D3" office:value-type="string">
            <text:p text:style-name="P26"><text:span text:style-name="T11">H</text:span><text:span text:style-name="T14">2</text:span></text:p>
          </table:table-cell>
          <table:table-cell table:style-name="t1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9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12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3">Блок детектирования <text:span text:style-name="T12">гамма-излучения БДКГ-0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2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2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0">H</text:span><text:span text:style-name="T14">1</text:span></text:p>
          </table:table-cell>
          <table:table-cell table:style-name="t2.D3" office:value-type="string">
            <text:p text:style-name="P26"><text:span text:style-name="T11">H</text:span><text:span text:style-name="T14">2</text:span></text:p>
          </table:table-cell>
          <table:table-cell table:style-name="t2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8" office:value-type="string">
            <text:p text:style-name="P13">±<text:span text:style-name="T9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12">0,7</text:span> 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10">$2-37.</text:p>
          </table:table-cell>
          <table:table-cell table:style-name="t2.B12" office:value-type="string">
            <text:p text:style-name="P10">$2-47.</text:p>
          </table:table-cell>
          <table:table-cell table:style-name="t2.B12" office:value-type="string">
            <text:p text:style-name="P10">$2-57.</text:p>
          </table:table-cell>
          <table:table-cell table:style-name="t2.B12" office:value-type="string">
            <text:p text:style-name="P10">$2-67.</text:p>
          </table:table-cell>
          <table:table-cell table:style-name="t2.B12" office:value-type="string">
            <text:p text:style-name="P10">$2-77.</text:p>
          </table:table-cell>
          <table:table-cell table:style-name="t2.B12" office:value-type="string">
            <text:p text:style-name="P10">$2-87.</text:p>
          </table:table-cell>
          <table:table-cell table:style-name="t2.B12" office:value-type="string">
            <text:p text:style-name="P10">$2-07.</text:p>
          </table:table-cell>
          <table:table-cell table:style-name="t2.B12" office:value-type="string">
            <text:p text:style-name="P10">$2-17.</text:p>
          </table:table-cell>
          <table:table-cell table:style-name="t2.B12" office:value-type="string">
            <text:p text:style-name="P1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3">Блок детектирования <text:span text:style-name="T12">гамма-излучения БДКГ-0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3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3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0">H</text:span><text:span text:style-name="T14">1</text:span></text:p>
          </table:table-cell>
          <table:table-cell table:style-name="t3.D3" office:value-type="string">
            <text:p text:style-name="P26"><text:span text:style-name="T11">H</text:span><text:span text:style-name="T14">2</text:span></text:p>
          </table:table-cell>
          <table:table-cell table:style-name="t3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8" office:value-type="string">
            <text:p text:style-name="P13">±<text:span text:style-name="T9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12">0,7</text:span> 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10">$3-37.</text:p>
          </table:table-cell>
          <table:table-cell table:style-name="t3.B12" office:value-type="string">
            <text:p text:style-name="P10">$3-47.</text:p>
          </table:table-cell>
          <table:table-cell table:style-name="t3.B12" office:value-type="string">
            <text:p text:style-name="P10">$3-57.</text:p>
          </table:table-cell>
          <table:table-cell table:style-name="t3.B12" office:value-type="string">
            <text:p text:style-name="P10">$3-67.</text:p>
          </table:table-cell>
          <table:table-cell table:style-name="t3.B12" office:value-type="string">
            <text:p text:style-name="P10">$3-77.</text:p>
          </table:table-cell>
          <table:table-cell table:style-name="t3.B12" office:value-type="string">
            <text:p text:style-name="P10">$3-87.</text:p>
          </table:table-cell>
          <table:table-cell table:style-name="t3.B12" office:value-type="string">
            <text:p text:style-name="P10">$3-07.</text:p>
          </table:table-cell>
          <table:table-cell table:style-name="t3.B12" office:value-type="string">
            <text:p text:style-name="P10">$3-17.</text:p>
          </table:table-cell>
          <table:table-cell table:style-name="t3.B12" office:value-type="string">
            <text:p text:style-name="P1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3">Блок детектирования <text:span text:style-name="T12">гамма-излучения БДКГ-0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4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4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0">H</text:span><text:span text:style-name="T14">1</text:span></text:p>
          </table:table-cell>
          <table:table-cell table:style-name="t4.D3" office:value-type="string">
            <text:p text:style-name="P26"><text:span text:style-name="T11">H</text:span><text:span text:style-name="T14">2</text:span></text:p>
          </table:table-cell>
          <table:table-cell table:style-name="t4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8" office:value-type="string">
            <text:p text:style-name="P13">±<text:span text:style-name="T9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12">0,7</text:span> 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10">$4-37.</text:p>
          </table:table-cell>
          <table:table-cell table:style-name="t4.B12" office:value-type="string">
            <text:p text:style-name="P10">$4-47.</text:p>
          </table:table-cell>
          <table:table-cell table:style-name="t4.B12" office:value-type="string">
            <text:p text:style-name="P10">$4-57.</text:p>
          </table:table-cell>
          <table:table-cell table:style-name="t4.B12" office:value-type="string">
            <text:p text:style-name="P10">$4-67.</text:p>
          </table:table-cell>
          <table:table-cell table:style-name="t4.B12" office:value-type="string">
            <text:p text:style-name="P10">$4-77.</text:p>
          </table:table-cell>
          <table:table-cell table:style-name="t4.B12" office:value-type="string">
            <text:p text:style-name="P10">$4-87.</text:p>
          </table:table-cell>
          <table:table-cell table:style-name="t4.B12" office:value-type="string">
            <text:p text:style-name="P10">$4-07.</text:p>
          </table:table-cell>
          <table:table-cell table:style-name="t4.B12" office:value-type="string">
            <text:p text:style-name="P10">$4-17.</text:p>
          </table:table-cell>
          <table:table-cell table:style-name="t4.B12" office:value-type="string">
            <text:p text:style-name="P1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3">Блок детектирования <text:span text:style-name="T12">гамма-излучения БДКГ-0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5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5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0">H</text:span><text:span text:style-name="T14">1</text:span></text:p>
          </table:table-cell>
          <table:table-cell table:style-name="t5.D3" office:value-type="string">
            <text:p text:style-name="P26"><text:span text:style-name="T11">H</text:span><text:span text:style-name="T14">2</text:span></text:p>
          </table:table-cell>
          <table:table-cell table:style-name="t5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8" office:value-type="string">
            <text:p text:style-name="P13">±<text:span text:style-name="T9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12">0,7</text:span> 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10">$5-37.</text:p>
          </table:table-cell>
          <table:table-cell table:style-name="t5.B12" office:value-type="string">
            <text:p text:style-name="P10">$5-47.</text:p>
          </table:table-cell>
          <table:table-cell table:style-name="t5.B12" office:value-type="string">
            <text:p text:style-name="P10">$5-57.</text:p>
          </table:table-cell>
          <table:table-cell table:style-name="t5.B12" office:value-type="string">
            <text:p text:style-name="P10">$5-67.</text:p>
          </table:table-cell>
          <table:table-cell table:style-name="t5.B12" office:value-type="string">
            <text:p text:style-name="P10">$5-77.</text:p>
          </table:table-cell>
          <table:table-cell table:style-name="t5.B12" office:value-type="string">
            <text:p text:style-name="P10">$5-87.</text:p>
          </table:table-cell>
          <table:table-cell table:style-name="t5.B12" office:value-type="string">
            <text:p text:style-name="P10">$5-07.</text:p>
          </table:table-cell>
          <table:table-cell table:style-name="t5.B12" office:value-type="string">
            <text:p text:style-name="P10">$5-17.</text:p>
          </table:table-cell>
          <table:table-cell table:style-name="t5.B12" office:value-type="string">
            <text:p text:style-name="P1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3">Блок детектирования <text:span text:style-name="T12">гамма-излучения БДКГ-0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6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6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0">H</text:span><text:span text:style-name="T14">1</text:span></text:p>
          </table:table-cell>
          <table:table-cell table:style-name="t6.D3" office:value-type="string">
            <text:p text:style-name="P26"><text:span text:style-name="T11">H</text:span><text:span text:style-name="T14">2</text:span></text:p>
          </table:table-cell>
          <table:table-cell table:style-name="t6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8" office:value-type="string">
            <text:p text:style-name="P13">±<text:span text:style-name="T9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12">0,7</text:span> 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10">$6-37.</text:p>
          </table:table-cell>
          <table:table-cell table:style-name="t6.B12" office:value-type="string">
            <text:p text:style-name="P10">$6-47.</text:p>
          </table:table-cell>
          <table:table-cell table:style-name="t6.B12" office:value-type="string">
            <text:p text:style-name="P10">$6-57.</text:p>
          </table:table-cell>
          <table:table-cell table:style-name="t6.B12" office:value-type="string">
            <text:p text:style-name="P10">$6-67.</text:p>
          </table:table-cell>
          <table:table-cell table:style-name="t6.B12" office:value-type="string">
            <text:p text:style-name="P10">$6-77.</text:p>
          </table:table-cell>
          <table:table-cell table:style-name="t6.B12" office:value-type="string">
            <text:p text:style-name="P10">$6-87.</text:p>
          </table:table-cell>
          <table:table-cell table:style-name="t6.B12" office:value-type="string">
            <text:p text:style-name="P10">$6-07.</text:p>
          </table:table-cell>
          <table:table-cell table:style-name="t6.B12" office:value-type="string">
            <text:p text:style-name="P10">$6-17.</text:p>
          </table:table-cell>
          <table:table-cell table:style-name="t6.B12" office:value-type="string">
            <text:p text:style-name="P1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3">Блок детектирования <text:span text:style-name="T12">гамма-излучения БДКГ-0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7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7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0">H</text:span><text:span text:style-name="T14">1</text:span></text:p>
          </table:table-cell>
          <table:table-cell table:style-name="t7.D3" office:value-type="string">
            <text:p text:style-name="P26"><text:span text:style-name="T11">H</text:span><text:span text:style-name="T14">2</text:span></text:p>
          </table:table-cell>
          <table:table-cell table:style-name="t7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8" office:value-type="string">
            <text:p text:style-name="P13">±<text:span text:style-name="T9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12">0,7</text:span> 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10">$7-37.</text:p>
          </table:table-cell>
          <table:table-cell table:style-name="t7.B12" office:value-type="string">
            <text:p text:style-name="P10">$7-47.</text:p>
          </table:table-cell>
          <table:table-cell table:style-name="t7.B12" office:value-type="string">
            <text:p text:style-name="P10">$7-57.</text:p>
          </table:table-cell>
          <table:table-cell table:style-name="t7.B12" office:value-type="string">
            <text:p text:style-name="P10">$7-67.</text:p>
          </table:table-cell>
          <table:table-cell table:style-name="t7.B12" office:value-type="string">
            <text:p text:style-name="P10">$7-77.</text:p>
          </table:table-cell>
          <table:table-cell table:style-name="t7.B12" office:value-type="string">
            <text:p text:style-name="P10">$7-87.</text:p>
          </table:table-cell>
          <table:table-cell table:style-name="t7.B12" office:value-type="string">
            <text:p text:style-name="P10">$7-07.</text:p>
          </table:table-cell>
          <table:table-cell table:style-name="t7.B12" office:value-type="string">
            <text:p text:style-name="P10">$7-17.</text:p>
          </table:table-cell>
          <table:table-cell table:style-name="t7.B12" office:value-type="string">
            <text:p text:style-name="P1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3">Блок детектирования <text:span text:style-name="T12">гамма-излучения БДКГ-0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8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8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0">H</text:span><text:span text:style-name="T14">1</text:span></text:p>
          </table:table-cell>
          <table:table-cell table:style-name="t8.D3" office:value-type="string">
            <text:p text:style-name="P26"><text:span text:style-name="T11">H</text:span><text:span text:style-name="T14">2</text:span></text:p>
          </table:table-cell>
          <table:table-cell table:style-name="t8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8" office:value-type="string">
            <text:p text:style-name="P13">±<text:span text:style-name="T9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12">0,7</text:span> 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10">$8-37.</text:p>
          </table:table-cell>
          <table:table-cell table:style-name="t8.B12" office:value-type="string">
            <text:p text:style-name="P10">$8-47.</text:p>
          </table:table-cell>
          <table:table-cell table:style-name="t8.B12" office:value-type="string">
            <text:p text:style-name="P10">$8-57.</text:p>
          </table:table-cell>
          <table:table-cell table:style-name="t8.B12" office:value-type="string">
            <text:p text:style-name="P10">$8-67.</text:p>
          </table:table-cell>
          <table:table-cell table:style-name="t8.B12" office:value-type="string">
            <text:p text:style-name="P10">$8-77.</text:p>
          </table:table-cell>
          <table:table-cell table:style-name="t8.B12" office:value-type="string">
            <text:p text:style-name="P10">$8-87.</text:p>
          </table:table-cell>
          <table:table-cell table:style-name="t8.B12" office:value-type="string">
            <text:p text:style-name="P10">$8-07.</text:p>
          </table:table-cell>
          <table:table-cell table:style-name="t8.B12" office:value-type="string">
            <text:p text:style-name="P10">$8-17.</text:p>
          </table:table-cell>
          <table:table-cell table:style-name="t8.B12" office:value-type="string">
            <text:p text:style-name="P1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3">Блок детектирования <text:span text:style-name="T12">гамма-излучения БДКГ-0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9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9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20">H</text:span><text:span text:style-name="T14">1</text:span></text:p>
          </table:table-cell>
          <table:table-cell table:style-name="t9.D3" office:value-type="string">
            <text:p text:style-name="P26"><text:span text:style-name="T11">H</text:span><text:span text:style-name="T14">2</text:span></text:p>
          </table:table-cell>
          <table:table-cell table:style-name="t9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8" office:value-type="string">
            <text:p text:style-name="P13">±<text:span text:style-name="T9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12">0,7</text:span> 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10">$9-37.</text:p>
          </table:table-cell>
          <table:table-cell table:style-name="t9.B12" office:value-type="string">
            <text:p text:style-name="P10">$9-47.</text:p>
          </table:table-cell>
          <table:table-cell table:style-name="t9.B12" office:value-type="string">
            <text:p text:style-name="P10">$9-57.</text:p>
          </table:table-cell>
          <table:table-cell table:style-name="t9.B12" office:value-type="string">
            <text:p text:style-name="P10">$9-67.</text:p>
          </table:table-cell>
          <table:table-cell table:style-name="t9.B12" office:value-type="string">
            <text:p text:style-name="P10">$9-77.</text:p>
          </table:table-cell>
          <table:table-cell table:style-name="t9.B12" office:value-type="string">
            <text:p text:style-name="P10">$9-87.</text:p>
          </table:table-cell>
          <table:table-cell table:style-name="t9.B12" office:value-type="string">
            <text:p text:style-name="P10">$9-07.</text:p>
          </table:table-cell>
          <table:table-cell table:style-name="t9.B12" office:value-type="string">
            <text:p text:style-name="P10">$9-17.</text:p>
          </table:table-cell>
          <table:table-cell table:style-name="t9.B12" office:value-type="string">
            <text:p text:style-name="P1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3">Блок детектирования <text:span text:style-name="T12">гамма-излучения БДКГ-0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10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10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20">H</text:span><text:span text:style-name="T14">1</text:span></text:p>
          </table:table-cell>
          <table:table-cell table:style-name="t10.D3" office:value-type="string">
            <text:p text:style-name="P26"><text:span text:style-name="T11">H</text:span><text:span text:style-name="T14">2</text:span></text:p>
          </table:table-cell>
          <table:table-cell table:style-name="t10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8" office:value-type="string">
            <text:p text:style-name="P13">±<text:span text:style-name="T9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12">0,7</text:span> 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10">$10-37.</text:p>
          </table:table-cell>
          <table:table-cell table:style-name="t10.B12" office:value-type="string">
            <text:p text:style-name="P10">$10-47.</text:p>
          </table:table-cell>
          <table:table-cell table:style-name="t10.B12" office:value-type="string">
            <text:p text:style-name="P10">$10-57.</text:p>
          </table:table-cell>
          <table:table-cell table:style-name="t10.B12" office:value-type="string">
            <text:p text:style-name="P10">$10-67.</text:p>
          </table:table-cell>
          <table:table-cell table:style-name="t10.B12" office:value-type="string">
            <text:p text:style-name="P10">$10-77.</text:p>
          </table:table-cell>
          <table:table-cell table:style-name="t10.B12" office:value-type="string">
            <text:p text:style-name="P10">$10-87.</text:p>
          </table:table-cell>
          <table:table-cell table:style-name="t10.B12" office:value-type="string">
            <text:p text:style-name="P10">$10-07.</text:p>
          </table:table-cell>
          <table:table-cell table:style-name="t10.B12" office:value-type="string">
            <text:p text:style-name="P10">$10-17.</text:p>
          </table:table-cell>
          <table:table-cell table:style-name="t10.B12" office:value-type="string">
            <text:p text:style-name="P10">$10-27.</text:p>
          </table:table-cell>
          <table:covered-table-cell/>
        </table:table-row>
      </table:table>
      <text:p text:style-name="P30"/>
      <text:p text:style-name="P16"><text:span text:style-name="T2">в</text:span><text:span text:style-name="T5">)<text:tab/>Определение градуировочного значения от эталонного источника</text:span></text:p>
      <text:p text:style-name="P3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9">Заводской номер БД</text:p>
          </table:table-cell>
          <table:table-cell table:style-name="Таблица1.B1" office:value-type="string">
            <text:p text:style-name="P31"><text:span text:style-name="T34">Градуировочное значение Н</text:span><text:span text:style-name="T19">г</text:span><text:span text:style-name="T34">, </text:span></text:p>
            <text:p text:style-name="P32">нЗв/ч</text:p>
          </table:table-cell>
          <table:table-cell table:style-name="Таблица1.C1" office:value-type="string">
            <text:p text:style-name="P28"><text:span text:style-name="T34">Активность эталонного источника А</text:span><text:span text:style-name="T19">0</text:span><text:span text:style-name="T34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text:span text:style-name="T7">$</text:span>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text:span text:style-name="T7">$</text:span>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text:span text:style-name="T7">$</text:span>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4<text:span text:style-name="T7">$</text:span>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1">$bd_num5<text:span text:style-name="T7">$</text:span>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text:span text:style-name="T7">$</text:span>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text:span text:style-name="T7">$</text:span>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text:span text:style-name="T7">$</text:span>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text:span text:style-name="T7">$</text:span>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text:span text:style-name="T7">$</text:span>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12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12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3:36.36</dc:date>
    <meta:editing-duration>P3DT1H14M42S</meta:editing-duration>
    <meta:editing-cycles>304</meta:editing-cycles>
    <meta:generator>OpenOffice/4.1.6$Win32 OpenOffice.org_project/416m1$Build-9790</meta:generator>
    <meta:document-statistic meta:table-count="23" meta:image-count="0" meta:object-count="0" meta:page-count="6" meta:paragraph-count="1043" meta:word-count="1616" meta:character-count="10838"/>
  </office:meta>
</office:document-meta>
</file>